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 fo:orphans="0" fo:widows="0"/>
    </style:style>
    <style:style style:name="P2" style:family="paragraph" style:parent-style-name="Standard">
      <style:paragraph-properties style:line-height-at-least="0.67cm" fo:orphans="0" fo:widows="0"/>
    </style:style>
    <style:style style:name="P3" style:family="paragraph" style:parent-style-name="Standard">
      <style:text-properties fo:language="fi" fo:country="FI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Calibri" fo:font-size="14.5pt" style:font-size-asian="14.5pt" style:font-name-complex="Calibri1" style:font-size-complex="14.5pt"/>
    </style:style>
    <style:style style:name="T2" style:family="text">
      <style:text-properties fo:color="#000000" style:font-name="Calibri" fo:font-size="14.5pt" fo:language="fi" fo:country="FI" style:font-size-asian="14.5pt" style:font-name-complex="Calibri1" style:font-size-complex="14.5pt"/>
    </style:style>
    <style:style style:name="T3" style:family="text">
      <style:text-properties fo:color="#000000" style:font-name="Calibri" fo:font-size="16pt" fo:language="fi" fo:country="FI" style:font-size-asian="16pt" style:font-name-complex="Calibri1" style:font-size-complex="16pt"/>
    </style:style>
    <style:style style:name="T4" style:family="text">
      <style:text-properties fo:color="#000000" style:font-name="Calibri" fo:font-size="16pt" fo:language="fi" fo:country="FI" fo:font-style="italic" style:font-size-asian="16pt" style:font-style-asian="italic" style:font-name-complex="Calibri1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RK Kvensk </text:p>
      <text:p text:style-name="Standard">Oversatt til kvensk ava Kvensk institutt 30.01.2018 / Pirjo Paavalniemi</text:p>
      <text:p text:style-name="Standard"/>
      <text:p text:style-name="Standard"><text:bookmark text:name="_GoBack"/></text:p>
      <text:p text:style-name="Standard"/>
      <text:p text:style-name="P1"><text:span text:style-name="T1">Vi har funnet fram en del programmer som omhandler kvenske/norsk-finske teamer. </text:span><text:span text:style-name="T2">= </text:span></text:p>
      <text:p text:style-name="P1"><text:span text:style-name="T2"> </text:span></text:p>
      <text:p text:style-name="P2"><text:span text:style-name="T3">Met olema löytänheet programiita missä teemana oon kväänit ja ruijansuomalaiset.</text:span></text:p>
      <text:p text:style-name="P3"/>
      <text:p text:style-name="P3"/>
      <text:p text:style-name="P1"><text:span text:style-name="T1">Hør eventyret om De tre bukkene bruse på norsk og kvensk.</text:span></text:p>
      <text:p text:style-name="P2"><text:span text:style-name="T3">Kuuntele eeventyyrin </text:span><text:span text:style-name="T4">Kolme Pukkii Pruusii</text:span><text:span text:style-name="T3"> norjaksi ja kvääniksi.</text:span></text:p>
      <text:p text:style-name="P2"><text:span text:style-name="T2">(Tahi kans: Kuuntele muisteluksen Kolme Pukkii Pruusii…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3</meta:editing-cycles>
    <meta:creation-date>2018-01-30T12:53:00</meta:creation-date>
    <dc:date>2019-03-04T09:32:00</dc:date>
    <meta:editing-duration>PT2M</meta:editing-duration>
    <meta:generator>LibreOffice/6.4.6.2$Linux_X86_64 LibreOffice_project/40$Build-2</meta:generator>
    <meta:document-statistic meta:table-count="0" meta:image-count="0" meta:object-count="0" meta:page-count="1" meta:paragraph-count="8" meta:word-count="60" meta:character-count="422" meta:non-whitespace-character-count="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